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Nimbus Roman No9 L" fo:font-size="18pt" officeooo:rsid="001a3374" officeooo:paragraph-rsid="001a3374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Nimbus Roman No9 L" fo:font-size="20pt" fo:font-weight="bold" officeooo:rsid="001c8012" officeooo:paragraph-rsid="001c8012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Nimbus Roman No9 L" fo:font-size="16pt" fo:font-weight="bold" officeooo:rsid="001c8012" officeooo:paragraph-rsid="001c8012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Nimbus Roman No9 L" fo:font-size="24pt" style:text-underline-style="solid" style:text-underline-width="auto" style:text-underline-color="font-color" fo:font-weight="bold" officeooo:rsid="001c8012" officeooo:paragraph-rsid="001c8012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Nimbus Roman No9 L" fo:font-size="24pt" officeooo:rsid="001c8012" officeooo:paragraph-rsid="001c8012" style:font-size-asian="24pt" style:font-size-complex="24pt"/>
    </style:style>
    <style:style style:name="P6" style:family="paragraph" style:parent-style-name="Standard" style:master-page-name="Footnote">
      <style:paragraph-properties fo:text-align="center" style:justify-single-word="false" style:page-number="auto"/>
      <style:text-properties style:font-name="Nimbus Roman No9 L" fo:font-size="18pt" officeooo:rsid="001a3374" officeooo:paragraph-rsid="001a3374" style:font-size-asian="15.75pt" style:font-size-complex="18pt"/>
    </style:style>
    <style:style style:name="P7" style:family="paragraph" style:parent-style-name="Standard">
      <style:paragraph-properties fo:text-align="center" style:justify-single-word="false"/>
      <style:text-properties style:font-name="Nimbus Roman No9 L" fo:font-size="24pt" style:text-underline-style="solid" style:text-underline-width="auto" style:text-underline-color="font-color" fo:font-weight="bold" officeooo:rsid="001c8012" officeooo:paragraph-rsid="001c8012" style:font-size-asian="24pt" style:font-weight-asian="bold" style:font-size-complex="24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Nimbus Roman No9 L" fo:font-size="16pt" fo:font-weight="bold" officeooo:rsid="001f5ff1" officeooo:paragraph-rsid="001f5ff1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Nimbus Roman No9 L" fo:font-size="16pt" fo:font-weight="bold" officeooo:rsid="0022aee9" officeooo:paragraph-rsid="0022aee9" style:font-size-asian="14pt" style:font-weight-asian="bold" style:font-size-complex="16pt" style:font-weight-complex="bold"/>
    </style:style>
    <style:style style:name="P10" style:family="paragraph" style:parent-style-name="Footer">
      <style:paragraph-properties fo:text-align="center" style:justify-single-word="false"/>
      <style:text-properties officeooo:rsid="0022aee9" officeooo:paragraph-rsid="0022aee9"/>
    </style:style>
    <style:style style:name="T1" style:family="text">
      <style:text-properties officeooo:rsid="0021100b"/>
    </style:style>
    <style:style style:name="T2" style:family="text">
      <style:text-properties officeooo:rsid="0021e9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/>
      <text:p text:style-name="P4">Documentação</text:p>
      <text:p text:style-name="P4">Restaurant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3">Thiago de Oliveira Albuquerque</text:p>
      <text:p text:style-name="P3">14/017744<text:span text:style-name="T2">2</text:span></text:p>
      <text:p text:style-name="P3">Tópicos Avançados em Computadores - </text:p>
      <text:p text:style-name="P3">Programação Concorrente</text:p>
      <text:p text:style-name="P8">Universidade de Brasília – <text:span text:style-name="T1">Darcy Ribeiro</text:span></text:p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22aee9" officeooo:paragraph-rsid="0022aee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/>
    <style:master-page style:name="Footnote" style:page-layout-name="Mpm2">
      <style:footer>
        <text:p text:style-name="MP1">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2T19:47:44.590841753</meta:creation-date>
    <dc:date>2016-10-12T20:01:39.242953168</dc:date>
    <meta:editing-duration>PT6M58S</meta:editing-duration>
    <meta:editing-cycles>9</meta:editing-cycles>
    <meta:generator>LibreOffice/4.2.8.2$Linux_X86_64 LibreOffice_project/420m0$Build-2</meta:generator>
    <meta:document-statistic meta:table-count="0" meta:image-count="0" meta:object-count="0" meta:page-count="2" meta:paragraph-count="8" meta:word-count="20" meta:character-count="163" meta:non-whitespace-character-count="149"/>
  </office:meta>
</office:document-meta>
</file>